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24-12-2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4052" calcext:value-type="float">
            <text:p>148.9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24-09-18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43112" calcext:value-type="float">
            <text:p>148.3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24-09-18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49208" calcext:value-type="float">
            <text:p>148.3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24-06-2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61528" calcext:value-type="float">
            <text:p>147.8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24-03-19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26248" calcext:value-type="float">
            <text:p>147.5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23-12-2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946" calcext:value-type="float">
            <text:p>147.2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23-06-27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23456" calcext:value-type="float">
            <text:p>146.5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23-03-21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2112" calcext:value-type="float">
            <text:p>146.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22-12-1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10808" calcext:value-type="float">
            <text:p>145.9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22-09-2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2488" calcext:value-type="float">
            <text:p>145.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22-06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26176" calcext:value-type="float">
            <text:p>145.4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22-03-15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00752" calcext:value-type="float">
            <text:p>144.7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21-12-16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50232" calcext:value-type="float">
            <text:p>144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21-09-15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9608" calcext:value-type="float">
            <text:p>143.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21-06-30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85768" calcext:value-type="float">
            <text:p>143.6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21-03-2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44392" calcext:value-type="float">
            <text:p>143.3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20-12-3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68904" calcext:value-type="float">
            <text:p>142.8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6352" calcext:value-type="float">
            <text:p>142.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892" calcext:value-type="float">
            <text:p>142.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844" calcext:value-type="float">
            <text:p>141.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1008" calcext:value-type="float">
            <text:p>141.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748" calcext:value-type="float">
            <text:p>141.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0424" calcext:value-type="float">
            <text:p>140.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368" calcext:value-type="float">
            <text:p>139.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8984" calcext:value-type="float">
            <text:p>139.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36" calcext:value-type="float">
            <text:p>139.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84" calcext:value-type="float">
            <text:p>138.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1824" calcext:value-type="float">
            <text:p>138.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9632" calcext:value-type="float">
            <text:p>138.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08056" calcext:value-type="float">
            <text:p>137.6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124" calcext:value-type="float">
            <text:p>137.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028" calcext:value-type="float">
            <text:p>136.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7608" calcext:value-type="float">
            <text:p>136.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57208" calcext:value-type="float">
            <text:p>136.1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7128" calcext:value-type="float">
            <text:p>135.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32952" calcext:value-type="float">
            <text:p>135.6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788" calcext:value-type="float">
            <text:p>135.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34376" calcext:value-type="float">
            <text:p>134.8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692" calcext:value-type="float">
            <text:p>134.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12" calcext:value-type="float">
            <text:p>134.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5104" calcext:value-type="float">
            <text:p>134.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3768" calcext:value-type="float">
            <text:p>133.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4624" calcext:value-type="float">
            <text:p>133.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4624" calcext:value-type="float">
            <text:p>133.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48" calcext:value-type="float">
            <text:p>133.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3288" calcext:value-type="float">
            <text:p>133.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20816" calcext:value-type="float">
            <text:p>133.0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93384" calcext:value-type="float">
            <text:p>132.9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26912" calcext:value-type="float">
            <text:p>133.0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32424" calcext:value-type="float">
            <text:p>132.9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93384" calcext:value-type="float">
            <text:p>132.9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95848" calcext:value-type="float">
            <text:p>132.8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04992" calcext:value-type="float">
            <text:p>132.9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47664" calcext:value-type="float">
            <text:p>132.9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65952" calcext:value-type="float">
            <text:p>132.9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14136" calcext:value-type="float">
            <text:p>132.9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5376" calcext:value-type="float">
            <text:p>132.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2328" calcext:value-type="float">
            <text:p>132.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17184" calcext:value-type="float">
            <text:p>132.9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29376" calcext:value-type="float">
            <text:p>132.9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32424" calcext:value-type="float">
            <text:p>132.9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86704" calcext:value-type="float">
            <text:p>132.8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32424" calcext:value-type="float">
            <text:p>132.9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50712" calcext:value-type="float">
            <text:p>132.9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47664" calcext:value-type="float">
            <text:p>132.9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14136" calcext:value-type="float">
            <text:p>132.9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7756" calcext:value-type="float">
            <text:p>132.8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6232" calcext:value-type="float">
            <text:p>132.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65368" calcext:value-type="float">
            <text:p>132.8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89752" calcext:value-type="float">
            <text:p>132.8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59272" calcext:value-type="float">
            <text:p>132.8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76976" calcext:value-type="float">
            <text:p>132.7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3184" calcext:value-type="float">
            <text:p>132.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166" calcext:value-type="float">
            <text:p>132.8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95264" calcext:value-type="float">
            <text:p>132.7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52592" calcext:value-type="float">
            <text:p>132.7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28208" calcext:value-type="float">
            <text:p>132.7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67248" calcext:value-type="float">
            <text:p>132.6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3344" calcext:value-type="float">
            <text:p>132.6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944" calcext:value-type="float">
            <text:p>132.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97728" calcext:value-type="float">
            <text:p>132.6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85536" calcext:value-type="float">
            <text:p>132.6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82488" calcext:value-type="float">
            <text:p>132.6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642" calcext:value-type="float">
            <text:p>132.6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55056" calcext:value-type="float">
            <text:p>132.6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6392" calcext:value-type="float">
            <text:p>132.6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6392" calcext:value-type="float">
            <text:p>132.6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944" calcext:value-type="float">
            <text:p>132.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4896" calcext:value-type="float">
            <text:p>132.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2516" calcext:value-type="float">
            <text:p>132.7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3448" calcext:value-type="float">
            <text:p>132.7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28208" calcext:value-type="float">
            <text:p>132.7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3448" calcext:value-type="float">
            <text:p>132.7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5564" calcext:value-type="float">
            <text:p>132.7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7088" calcext:value-type="float">
            <text:p>132.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52592" calcext:value-type="float">
            <text:p>132.7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06872" calcext:value-type="float">
            <text:p>132.7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00776" calcext:value-type="float">
            <text:p>132.7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6496" calcext:value-type="float">
            <text:p>132.7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73928" calcext:value-type="float">
            <text:p>132.7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9544" calcext:value-type="float">
            <text:p>132.7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89168" calcext:value-type="float">
            <text:p>132.7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82488" calcext:value-type="float">
            <text:p>132.6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04" calcext:value-type="float">
            <text:p>132.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6496" calcext:value-type="float">
            <text:p>132.7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80024" calcext:value-type="float">
            <text:p>132.7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52592" calcext:value-type="float">
            <text:p>132.7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67832" calcext:value-type="float">
            <text:p>132.7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04408" calcext:value-type="float">
            <text:p>132.8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83072" calcext:value-type="float">
            <text:p>132.7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98312" calcext:value-type="float">
            <text:p>132.7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17184" calcext:value-type="float">
            <text:p>132.9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74512" calcext:value-type="float">
            <text:p>132.8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2328" calcext:value-type="float">
            <text:p>132.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7756" calcext:value-type="float">
            <text:p>132.8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98896" calcext:value-type="float">
            <text:p>132.8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95848" calcext:value-type="float">
            <text:p>132.8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97372" calcext:value-type="float">
            <text:p>132.89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93384" calcext:value-type="float">
            <text:p>132.9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674" calcext:value-type="float">
            <text:p>132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86704" calcext:value-type="float">
            <text:p>132.8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6232" calcext:value-type="float">
            <text:p>132.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65368" calcext:value-type="float">
            <text:p>132.8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2328" calcext:value-type="float">
            <text:p>132.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26328" calcext:value-type="float">
            <text:p>132.9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2328" calcext:value-type="float">
            <text:p>132.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32424" calcext:value-type="float">
            <text:p>132.9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14136" calcext:value-type="float">
            <text:p>132.9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44032" calcext:value-type="float">
            <text:p>132.8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37936" calcext:value-type="float">
            <text:p>132.8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24804" calcext:value-type="float">
            <text:p>132.92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3852" calcext:value-type="float">
            <text:p>132.9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46724" calcext:value-type="float">
            <text:p>133.04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81776" calcext:value-type="float">
            <text:p>133.0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7568" calcext:value-type="float">
            <text:p>133.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69584" calcext:value-type="float">
            <text:p>133.0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57392" calcext:value-type="float">
            <text:p>133.0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45784" calcext:value-type="float">
            <text:p>133.1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65012" calcext:value-type="float">
            <text:p>133.06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33592" calcext:value-type="float">
            <text:p>133.1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42736" calcext:value-type="float">
            <text:p>133.1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48832" calcext:value-type="float">
            <text:p>133.1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76264" calcext:value-type="float">
            <text:p>133.1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73216" calcext:value-type="float">
            <text:p>133.1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7474" calcext:value-type="float">
            <text:p>133.17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21984" calcext:value-type="float">
            <text:p>133.2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18936" calcext:value-type="float">
            <text:p>133.2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06744" calcext:value-type="float">
            <text:p>133.2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88456" calcext:value-type="float">
            <text:p>133.1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03696" calcext:value-type="float">
            <text:p>133.2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79312" calcext:value-type="float">
            <text:p>133.1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85408" calcext:value-type="float">
            <text:p>133.1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88456" calcext:value-type="float">
            <text:p>133.1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06744" calcext:value-type="float">
            <text:p>133.2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34176" calcext:value-type="float">
            <text:p>133.2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70168" calcext:value-type="float">
            <text:p>133.1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49416" calcext:value-type="float">
            <text:p>133.2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34176" calcext:value-type="float">
            <text:p>133.2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1284" calcext:value-type="float">
            <text:p>133.2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15888" calcext:value-type="float">
            <text:p>133.2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49416" calcext:value-type="float">
            <text:p>133.2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18936" calcext:value-type="float">
            <text:p>133.2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00648" calcext:value-type="float">
            <text:p>133.2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21984" calcext:value-type="float">
            <text:p>133.2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06744" calcext:value-type="float">
            <text:p>133.2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6712" calcext:value-type="float">
            <text:p>133.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67704" calcext:value-type="float">
            <text:p>133.2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76848" calcext:value-type="float">
            <text:p>133.2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856" calcext:value-type="float">
            <text:p>133.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95136" calcext:value-type="float">
            <text:p>133.2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0376" calcext:value-type="float">
            <text:p>133.3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8904" calcext:value-type="float">
            <text:p>133.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5512" calcext:value-type="float">
            <text:p>133.2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82944" calcext:value-type="float">
            <text:p>133.2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001094102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0376" calcext:value-type="float">
            <text:p>133.3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92" meta:object-count="0"/>
    <meta:user-defined meta:name="AppVersion">3.0</meta:user-defined>
  </office:meta>
</office:document-meta>
</file>